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f32d" officeooo:paragraph-rsid="0006f32d"/>
    </style:style>
    <style:style style:name="P2" style:family="paragraph" style:parent-style-name="Text_20_body">
      <style:paragraph-properties fo:text-align="justify" style:justify-single-word="false"/>
      <style:text-properties officeooo:rsid="0006f32d" officeooo:paragraph-rsid="00071d8f"/>
    </style:style>
    <style:style style:name="P3" style:family="paragraph" style:parent-style-name="Text_20_body">
      <style:paragraph-properties fo:text-align="justify" style:justify-single-word="false"/>
      <style:text-properties officeooo:rsid="0008d4c7" officeooo:paragraph-rsid="0008d4c7"/>
    </style:style>
    <style:style style:name="P4" style:family="paragraph" style:parent-style-name="Text_20_body">
      <style:paragraph-properties fo:text-align="justify" style:justify-single-word="false"/>
      <style:text-properties fo:font-style="normal" officeooo:rsid="00071d8f" officeooo:paragraph-rsid="00071d8f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officeooo:rsid="00071d8f" officeooo:paragraph-rsid="0006f32d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officeooo:rsid="00071d8f" officeooo:paragraph-rsid="0008d4c7"/>
    </style:style>
    <style:style style:name="P7" style:family="paragraph" style:parent-style-name="Text_20_body">
      <style:paragraph-properties fo:text-align="justify" style:justify-single-word="false"/>
      <style:text-properties officeooo:rsid="000b76f7" officeooo:paragraph-rsid="000c7d18"/>
    </style:style>
    <style:style style:name="P8" style:family="paragraph" style:parent-style-name="Title">
      <style:text-properties officeooo:rsid="0006f32d" officeooo:paragraph-rsid="0006f32d"/>
    </style:style>
    <style:style style:name="P9" style:family="paragraph" style:parent-style-name="Text_20_body">
      <style:paragraph-properties fo:text-align="justify" style:justify-single-word="false"/>
      <style:text-properties officeooo:rsid="0008d4c7" officeooo:paragraph-rsid="0014b32d"/>
    </style:style>
    <style:style style:name="T1" style:family="text">
      <style:text-properties officeooo:rsid="00071d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1d8f" style:font-style-asian="italic" style:font-style-complex="italic"/>
    </style:style>
    <style:style style:name="T4" style:family="text">
      <style:text-properties fo:font-style="italic" officeooo:rsid="0008d4c7" style:font-style-asian="italic" style:font-style-complex="italic"/>
    </style:style>
    <style:style style:name="T5" style:family="text">
      <style:text-properties fo:font-style="italic" officeooo:rsid="000f1e06" style:font-style-asian="italic" style:font-style-complex="italic"/>
    </style:style>
    <style:style style:name="T6" style:family="text">
      <style:text-properties fo:font-style="italic" officeooo:rsid="001006d4" style:font-style-asian="italic" style:font-style-complex="italic"/>
    </style:style>
    <style:style style:name="T7" style:family="text">
      <style:text-properties fo:font-style="italic" officeooo:rsid="00145842" style:font-style-asian="italic" style:font-style-complex="italic"/>
    </style:style>
    <style:style style:name="T8" style:family="text">
      <style:text-properties fo:font-style="italic" officeooo:rsid="0015db3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1d8f" style:font-style-asian="normal" style:font-style-complex="normal"/>
    </style:style>
    <style:style style:name="T11" style:family="text">
      <style:text-properties fo:font-style="normal" officeooo:rsid="0008d4c7" style:font-style-asian="normal" style:font-style-complex="normal"/>
    </style:style>
    <style:style style:name="T12" style:family="text">
      <style:text-properties fo:font-style="normal" officeooo:rsid="001006d4" style:font-style-asian="normal" style:font-style-complex="normal"/>
    </style:style>
    <style:style style:name="T13" style:family="text">
      <style:text-properties fo:font-style="normal" officeooo:rsid="000b76f7" style:font-style-asian="normal" style:font-style-complex="normal"/>
    </style:style>
    <style:style style:name="T14" style:family="text">
      <style:text-properties fo:font-style="normal" officeooo:rsid="000c7d18" style:font-style-asian="normal" style:font-style-complex="normal"/>
    </style:style>
    <style:style style:name="T15" style:family="text">
      <style:text-properties fo:font-style="normal" officeooo:rsid="0011a095" style:font-style-asian="normal" style:font-style-complex="normal"/>
    </style:style>
    <style:style style:name="T16" style:family="text">
      <style:text-properties fo:font-style="normal" officeooo:rsid="0013752c" style:font-style-asian="normal" style:font-style-complex="normal"/>
    </style:style>
    <style:style style:name="T17" style:family="text">
      <style:text-properties fo:font-style="normal" officeooo:rsid="00145842" style:font-style-asian="normal" style:font-style-complex="normal"/>
    </style:style>
    <style:style style:name="T18" style:family="text">
      <style:text-properties fo:font-style="normal" officeooo:rsid="0014b32d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adatak 2</text:p>
      <text:p text:style-name="P1"/>
      <text:p text:style-name="P2">1. <text:span text:style-name="T1">U </text:span><text:span text:style-name="T3">services</text:span><text:span text:style-name="T1"> folder front-end dela aplikacije dodati servis </text:span><text:span text:style-name="T3">artikal</text:span><text:span text:style-name="T10">, koji će služiti za rukovanje artiklima u saradnji sa back-end-om.</text:span></text:p>
      <text:p text:style-name="P4">2. Izmestiti dobavljanje mock podataka u novokreirani servis.</text:p>
      <text:p text:style-name="P6"><text:span text:style-name="T9">3. Izmeniti servis tako da podatke dobavlja </text:span><text:span text:style-name="T11">na asinhroni način uz upotrebu </text:span><text:span text:style-name="T4">Observable </text:span><text:span text:style-name="T11">klase.</text:span></text:p>
      <text:p text:style-name="P7"><text:span text:style-name="T11">4. </text:span><text:span text:style-name="T12">U okviru šablona komponente </text:span><text:span text:style-name="T5">artikal-</text:span><text:span text:style-name="T6">list</text:span><text:span text:style-name="T5"> </text:span><text:span text:style-name="T9">na kraj dodati formu za dodavanje novog artikla, pri čemu bi forma trebalo da omogući unos svih polja artikla sem polja </text:span><text:span text:style-name="T19">id</text:span><text:span text:style-name="T9"> i </text:span><text:span text:style-name="T19">slikaUrl</text:span><text:span text:style-name="T9">. Na potvrdu završetka unosa </text:span><text:span text:style-name="T14">potrebno je</text:span><text:span text:style-name="T9"> artikal dodati u </text:span><text:span text:style-name="T2">mock </text:span><text:span text:style-name="T9">listu artikala.</text:span></text:p>
      <text:p text:style-name="P9"><text:span text:style-name="T13">5</text:span><text:span text:style-name="T9">. </text:span><text:span text:style-name="T17">U </text:span><text:span text:style-name="T7">components/message-components </text:span><text:span text:style-name="T17">folder dodati </text:span><text:span text:style-name="T7">message-</text:span><text:span text:style-name="T8">list</text:span><text:span text:style-name="T7"> </text:span><text:span text:style-name="T17">komponentu, koja će služiti za ispis svih poruka o događajima unutar aplikacije. Takođe, </text:span><text:span text:style-name="T18">u</text:span><text:span text:style-name="T9"> </text:span><text:span text:style-name="T2">services</text:span><text:span text:style-name="T9"> folder dodati servis </text:span><text:span text:style-name="T2">message, </text:span><text:span text:style-name="T17">u okviru kog će se skladištiti te poruke o događajima</text:span><text:span text:style-name="T9">.</text:span></text:p>
      <text:p text:style-name="P3"><text:span text:style-name="T13">6</text:span><text:span text:style-name="T9">. </text:span><text:span text:style-name="T12">U okviru šablona komponente </text:span><text:span text:style-name="T5">artikal-</text:span><text:span text:style-name="T6">list</text:span><text:span text:style-name="T5"> </text:span><text:span text:style-name="T12">pomoću petlje proći kroz listu svih </text:span><text:span text:style-name="T9">poruka koje sadrži </text:span><text:span text:style-name="T15">serv</text:span><text:span text:style-name="T16">i</text:span><text:span text:style-name="T15">s</text:span><text:span text:style-name="T9"> </text:span><text:span text:style-name="T2">message </text:span><text:span text:style-name="T12">i </text:span><text:span text:style-name="T9">ispisati sadržaj svake pojedinačne poruk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6:33:54.139283967</meta:creation-date>
    <dc:date>2018-05-29T15:46:02.566819807</dc:date>
    <meta:editing-duration>PT29M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44" meta:character-count="956" meta:non-whitespace-character-count="819"/>
  </office:meta>
</office:document-meta>
</file>